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 repondents" table:style-name="ta1">
        <table:shapes>
          <draw:frame draw:z-index="0" draw:style-name="gr1" draw:text-style-name="P1" svg:width="24.594cm" svg:height="16.201cm" svg:x="9.4cm" svg:y="0.963cm">
            <draw:object draw:notify-on-update-of-ranges="'All repondents'.A2:'All repondents'.A49 'All repondents'.B1:'All repondents'.B1 'All repondents'.B2:'All repondents'.B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84" calcext:value-type="float">
            <text:p>184</text:p>
          </table:table-cell>
          <table:table-cell table:formula="of:=100*[.B2]/[.B$50]" office:value-type="float" office:value="42.2988505747126" calcext:value-type="float">
            <text:p>42.2988505747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31" calcext:value-type="float">
            <text:p>31</text:p>
          </table:table-cell>
          <table:table-cell table:formula="of:=100*[.B3]/[.B$50]" office:value-type="float" office:value="7.1264367816092" calcext:value-type="float">
            <text:p>7.126436781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9" calcext:value-type="float">
            <text:p>29</text:p>
          </table:table-cell>
          <table:table-cell table:formula="of:=100*[.B4]/[.B$50]" office:value-type="float" office:value="6.6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formula="of:=100*[.B5]/[.B$50]" office:value-type="float" office:value="5.28735632183908" calcext:value-type="float">
            <text:p>5.287356321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6" calcext:value-type="float">
            <text:p>16</text:p>
          </table:table-cell>
          <table:table-cell table:formula="of:=100*[.B6]/[.B$50]" office:value-type="float" office:value="3.67816091954023" calcext:value-type="float">
            <text:p>3.678160919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5" calcext:value-type="float">
            <text:p>15</text:p>
          </table:table-cell>
          <table:table-cell table:formula="of:=100*[.B7]/[.B$50]"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5" calcext:value-type="float">
            <text:p>15</text:p>
          </table:table-cell>
          <table:table-cell table:formula="of:=100*[.B8]/[.B$50]" office:value-type="float" office:value="3.44827586206897" calcext:value-type="float">
            <text:p>3.448275862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1" calcext:value-type="float">
            <text:p>11</text:p>
          </table:table-cell>
          <table:table-cell table:formula="of:=100*[.B9]/[.B$50]" office:value-type="float" office:value="2.52873563218391" calcext:value-type="float">
            <text:p>2.528735632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9" calcext:value-type="float">
            <text:p>9</text:p>
          </table:table-cell>
          <table:table-cell table:formula="of:=100*[.B10]/[.B$50]" office:value-type="float" office:value="2.06896551724138" calcext:value-type="float">
            <text:p>2.068965517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8" calcext:value-type="float">
            <text:p>8</text:p>
          </table:table-cell>
          <table:table-cell table:formula="of:=100*[.B11]/[.B$50]" office:value-type="float" office:value="1.83908045977011" calcext:value-type="float">
            <text:p>1.839080459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table:formula="of:=100*[.B12]/[.B$50]" office:value-type="float" office:value="1.83908045977011" calcext:value-type="float">
            <text:p>1.839080459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  <table:table-cell table:formula="of:=100*[.B13]/[.B$50]" office:value-type="float" office:value="1.37931034482759" calcext:value-type="float">
            <text:p>1.3793103448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  <table:table-cell table:formula="of:=100*[.B14]/[.B$50]" office:value-type="float" office:value="1.37931034482759" calcext:value-type="float">
            <text:p>1.379310344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" calcext:value-type="float">
            <text:p>5</text:p>
          </table:table-cell>
          <table:table-cell table:formula="of:=100*[.B15]/[.B$50]" office:value-type="float" office:value="1.14942528735632" calcext:value-type="float">
            <text:p>1.1494252874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5" calcext:value-type="float">
            <text:p>5</text:p>
          </table:table-cell>
          <table:table-cell table:formula="of:=100*[.B16]/[.B$50]" office:value-type="float" office:value="1.14942528735632" calcext:value-type="float">
            <text:p>1.149425287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table:formula="of:=100*[.B17]/[.B$50]" office:value-type="float" office:value="1.14942528735632" calcext:value-type="float">
            <text:p>1.149425287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table:formula="of:=100*[.B18]/[.B$50]" office:value-type="float" office:value="0.919540229885057" calcext:value-type="float">
            <text:p>0.919540229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3" calcext:value-type="float">
            <text:p>3</text:p>
          </table:table-cell>
          <table:table-cell table:formula="of:=100*[.B19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formula="of:=100*[.B20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3" calcext:value-type="float">
            <text:p>3</text:p>
          </table:table-cell>
          <table:table-cell table:formula="of:=100*[.B21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" calcext:value-type="float">
            <text:p>3</text:p>
          </table:table-cell>
          <table:table-cell table:formula="of:=100*[.B22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table:formula="of:=100*[.B23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" calcext:value-type="float">
            <text:p>3</text:p>
          </table:table-cell>
          <table:table-cell table:formula="of:=100*[.B24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3" calcext:value-type="float">
            <text:p>3</text:p>
          </table:table-cell>
          <table:table-cell table:formula="of:=100*[.B25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" calcext:value-type="float">
            <text:p>3</text:p>
          </table:table-cell>
          <table:table-cell table:formula="of:=100*[.B26]/[.B$50]" office:value-type="float" office:value="0.689655172413793" calcext:value-type="float">
            <text:p>0.689655172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table:formula="of:=100*[.B27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table:formula="of:=100*[.B28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" calcext:value-type="float">
            <text:p>2</text:p>
          </table:table-cell>
          <table:table-cell table:formula="of:=100*[.B29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table:formula="of:=100*[.B30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" calcext:value-type="float">
            <text:p>2</text:p>
          </table:table-cell>
          <table:table-cell table:formula="of:=100*[.B31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table:formula="of:=100*[.B32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100*[.B33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formula="of:=100*[.B34]/[.B$50]" office:value-type="float" office:value="0.459770114942529" calcext:value-type="float">
            <text:p>0.459770114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" calcext:value-type="float">
            <text:p>1</text:p>
          </table:table-cell>
          <table:table-cell table:formula="of:=100*[.B35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  <table:table-cell table:formula="of:=100*[.B36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formula="of:=100*[.B37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formula="of:=100*[.B38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table:formula="of:=100*[.B39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table:formula="of:=100*[.B40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table:formula="of:=100*[.B41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table:formula="of:=100*[.B42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formula="of:=100*[.B43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table:formula="of:=100*[.B44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table:formula="of:=100*[.B45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  <table:table-cell table:formula="of:=100*[.B46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table:formula="of:=100*[.B47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table:formula="of:=100*[.B48]/[.B$50]" office:value-type="float" office:value="0.229885057471264" calcext:value-type="float">
            <text:p>0.22988505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table:formula="of:=100*[.B49]/[.B$50]" office:value-type="float" office:value="0.229885057471264" calcext:value-type="float">
            <text:p>0.2298850575</text:p>
          </table:table-cell>
        </table:table-row>
        <table:table-row table:style-name="ro2">
          <table:table-cell table:style-name="Default"/>
          <table:table-cell table:style-name="Default" table:formula="of:=SUM([.B2:.B49])" office:value-type="float" office:value="435" calcext:value-type="float">
            <text:p>435</text:p>
          </table:table-cell>
          <table:table-cell/>
        </table:table-row>
      </table:table>
      <table:table table:name="Spyder users" table:style-name="ta1">
        <table:shapes>
          <draw:frame draw:z-index="0" draw:style-name="gr1" draw:text-style-name="P1" svg:width="20.041cm" svg:height="11.953cm" svg:x="11.4cm" svg:y="2.762cm">
            <draw:object draw:notify-on-update-of-ranges="'Spyder users'.A1:'Spyder users'.A1 'Spyder users'.A2:'Spyder users'.A24 'Spyder users'.B1:'Spyder users'.B1 'Spyder users'.B2:'Spyder users'.B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default-cell-style-name="ce2"/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Proportion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11" calcext:value-type="float">
            <text:p>11</text:p>
          </table:table-cell>
          <table:table-cell table:formula="of:=[.B2]/[.B$25]" office:value-type="percentage" office:value="0.203703703703704" calcext:value-type="percentage">
            <text:p>20.37%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7" calcext:value-type="float">
            <text:p>7</text:p>
          </table:table-cell>
          <table:table-cell table:formula="of:=[.B3]/[.B$25]" office:value-type="percentage" office:value="0.12962962962963" calcext:value-type="percentage">
            <text:p>12.96%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6" calcext:value-type="float">
            <text:p>6</text:p>
          </table:table-cell>
          <table:table-cell table:formula="of:=[.B4]/[.B$25]" office:value-type="percentage" office:value="0.111111111111111" calcext:value-type="percentage">
            <text:p>11.11%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table:formula="of:=[.B5]/[.B$25]" office:value-type="percentage" office:value="0.0740740740740741" calcext:value-type="percentage">
            <text:p>7.41%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table:formula="of:=[.B6]/[.B$25]" office:value-type="percentage" office:value="0.0555555555555556" calcext:value-type="percentage">
            <text:p>5.56%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table:formula="of:=[.B7]/[.B$25]" office:value-type="percentage" office:value="0.0555555555555556" calcext:value-type="percentage">
            <text:p>5.56%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table:formula="of:=[.B8]/[.B$25]" office:value-type="percentage" office:value="0.037037037037037" calcext:value-type="percentage">
            <text:p>3.70%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" calcext:value-type="float">
            <text:p>2</text:p>
          </table:table-cell>
          <table:table-cell table:formula="of:=[.B9]/[.B$25]" office:value-type="percentage" office:value="0.037037037037037" calcext:value-type="percentage">
            <text:p>3.70%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  <table:table-cell table:formula="of:=[.B10]/[.B$25]" office:value-type="percentage" office:value="0.037037037037037" calcext:value-type="percentage">
            <text:p>3.70%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table:formula="of:=[.B11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formula="of:=[.B12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table:formula="of:=[.B13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table:formula="of:=[.B14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1" calcext:value-type="float">
            <text:p>1</text:p>
          </table:table-cell>
          <table:table-cell table:formula="of:=[.B15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table:formula="of:=[.B16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table:formula="of:=[.B17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table:formula="of:=[.B18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table:formula="of:=[.B19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table:formula="of:=[.B20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formula="of:=[.B21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formula="of:=[.B22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formula="of:=[.B23]/[.B$25]" office:value-type="percentage" office:value="0.0185185185185185" calcext:value-type="percentage">
            <text:p>1.85%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table:formula="of:=[.B24]/[.B$25]" office:value-type="percentage" office:value="0.0185185185185185" calcext:value-type="percentage">
            <text:p>1.85%</text:p>
          </table:table-cell>
        </table:table-row>
        <table:table-row table:style-name="ro2">
          <table:table-cell/>
          <table:table-cell table:formula="of:=SUM([.B2:.B24])" office:value-type="float" office:value="54" calcext:value-type="float">
            <text:p>54</text:p>
          </table:table-cell>
          <table:table-cell table:formula="of:=[.B25]/[.B$25]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00:00:03.616323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7:23:10.790816348</meta:creation-date>
    <dc:date>2013-10-28T16:29:38.858445583</dc:date>
    <meta:editing-duration>PT27M10S</meta:editing-duration>
    <meta:editing-cycles>4</meta:editing-cycles>
    <meta:generator>LibreOffice/4.1.1.2$Linux_X86_64 LibreOffice_project/410m0$Build-2</meta:generator>
    <meta:document-statistic meta:table-count="2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none" chart:data-label-text="true" chart:data-label-symbol="false" chart:label-position="center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chart-properties chart:solid-type="cuboid" chart:data-label-number="none" chart:data-label-text="false" chart:data-label-symbol="false"/>
      <style:graphic-properties draw:fill-color="#ff420e"/>
    </style:style>
    <style:style style:name="ch21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22" style:family="chart">
      <style:chart-properties chart:solid-type="cuboid" chart:data-label-number="none" chart:data-label-text="false" chart:data-label-symbol="false"/>
      <style:graphic-properties draw:fill-color="#579d1c"/>
    </style:style>
    <style:style style:name="ch23" style:family="chart">
      <style:chart-properties chart:solid-type="cuboid" chart:data-label-number="none" chart:data-label-text="false" chart:data-label-symbol="false"/>
      <style:graphic-properties draw:fill-color="#7e0021"/>
    </style:style>
    <style:style style:name="ch24" style:family="chart">
      <style:chart-properties chart:solid-type="cuboid" chart:data-label-number="none" chart:data-label-text="false" chart:data-label-symbol="false"/>
      <style:graphic-properties draw:fill-color="#83caff"/>
    </style:style>
    <style:style style:name="ch25" style:family="chart">
      <style:chart-properties chart:solid-type="cuboid" chart:data-label-number="none" chart:data-label-text="false" chart:data-label-symbol="false"/>
      <style:graphic-properties draw:fill-color="#314004"/>
    </style:style>
    <style:style style:name="ch26" style:family="chart">
      <style:chart-properties chart:solid-type="cuboid" chart:data-label-number="none" chart:data-label-text="false" chart:data-label-symbol="false"/>
      <style:graphic-properties draw:fill-color="#aecf00"/>
    </style:style>
    <style:style style:name="ch27" style:family="chart">
      <style:chart-properties chart:solid-type="cuboid" chart:data-label-number="none" chart:data-label-text="false" chart:data-label-symbol="false"/>
      <style:graphic-properties draw:fill-color="#4b1f6f"/>
    </style:style>
    <style:style style:name="ch28" style:family="chart">
      <style:chart-properties chart:solid-type="cuboid" chart:data-label-number="none" chart:data-label-text="false" chart:data-label-symbol="false"/>
      <style:graphic-properties draw:fill-color="#ff950e"/>
    </style:style>
    <style:style style:name="ch29" style:family="chart">
      <style:chart-properties chart:solid-type="cuboid" chart:data-label-number="none" chart:data-label-text="false" chart:data-label-symbol="false"/>
      <style:graphic-properties draw:fill-color="#c5000b"/>
    </style:style>
    <style:style style:name="ch30" style:family="chart">
      <style:chart-properties chart:solid-type="cuboid" chart:data-label-number="none" chart:data-label-text="false" chart:data-label-symbol="false"/>
      <style:graphic-properties draw:fill-color="#0084d1"/>
    </style:style>
    <style:style style:name="ch31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24.595cm" svg:height="16.202cm" xlink:href=".." xlink:type="simple" chart:class="chart:ring" chart:style-name="ch1">
        <chart:legend chart:legend-position="end" svg:x="18.929cm" svg:y="2.075cm" style:legend-expansion="high" chart:style-name="ch2"/>
        <chart:plot-area chart:style-name="ch3" table:cell-range-address="'All repondents'.A1:'All repondents'.B49" chart:data-source-has-labels="both" svg:x="0.491cm" svg:y="1.107cm" svg:width="17.947cm" svg:height="14.771cm">
          <chartooo:coordinate-region svg:x="2.079cm" svg:y="1.108cm" svg:width="14.77cm" svg:height="14.77cm"/>
          <chart:axis chart:dimension="x" chart:name="primary-x" chart:style-name="ch4" chartooo:axis-type="auto">
            <chartooo:date-scale/>
            <chart:categories table:cell-range-address="'All repondents'.A2:'All repondents'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l repondents'.B2:'All repondents'.B49" chart:label-cell-address="'All repondents'.B1:'All repondents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All repondents'.B1:'All reponde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'All repondents'.A2:'All repondents'.A49</svg:desc>
                </draw:g>
              </table:table-cell>
              <table:table-cell office:value-type="float" office:value="184">
                <text:p>184</text:p>
                <draw:g>
                  <svg:desc>'All repondents'.B2:'All repondents'.B49</svg:desc>
                </draw:g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div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u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none" chart:data-label-text="true" chart:data-label-symbol="false" chart:label-position="center"/>
      <style:graphic-properties draw:stroke="none" draw:fill-color="#004586" dr3d:edge-rounding="5%"/>
      <style:text-properties fo:font-size="10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chart-properties chart:solid-type="cuboid" chart:data-label-number="none" chart:data-label-text="false" chart:data-label-symbol="false"/>
      <style:graphic-properties draw:fill-color="#ff950e"/>
    </style:style>
    <style:style style:name="ch18" style:family="chart">
      <style:chart-properties chart:solid-type="cuboid" chart:data-label-number="none" chart:data-label-text="false" chart:data-label-symbol="false"/>
      <style:graphic-properties draw:fill-color="#c5000b"/>
    </style:style>
    <style:style style:name="ch19" style:family="chart">
      <style:chart-properties chart:solid-type="cuboid" chart:data-label-number="none" chart:data-label-text="false" chart:data-label-symbol="false"/>
      <style:graphic-properties draw:fill-color="#0084d1"/>
    </style:style>
    <style:style style:name="ch20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21" style:family="chart">
      <style:chart-properties chart:solid-type="cuboid" chart:data-label-number="none" chart:data-label-text="false" chart:data-label-symbol="false"/>
      <style:graphic-properties draw:fill-color="#ff420e"/>
    </style:style>
    <style:style style:name="ch22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23" style:family="chart">
      <style:chart-properties chart:solid-type="cuboid" chart:data-label-number="none" chart:data-label-text="false" chart:data-label-symbol="false"/>
      <style:graphic-properties draw:fill-color="#579d1c"/>
    </style:style>
    <style:style style:name="ch24" style:family="chart">
      <style:chart-properties chart:solid-type="cuboid" chart:data-label-number="none" chart:data-label-text="false" chart:data-label-symbol="false"/>
      <style:graphic-properties draw:fill-color="#7e0021"/>
    </style:style>
    <style:style style:name="ch25" style:family="chart">
      <style:chart-properties chart:solid-type="cuboid" chart:data-label-number="none" chart:data-label-text="false" chart:data-label-symbol="false"/>
      <style:graphic-properties draw:fill-color="#83caff"/>
    </style:style>
    <style:style style:name="ch26" style:family="chart">
      <style:chart-properties chart:solid-type="cuboid" chart:data-label-number="none" chart:data-label-text="false" chart:data-label-symbol="false"/>
      <style:graphic-properties draw:fill-color="#314004"/>
    </style:style>
    <style:style style:name="ch27" style:family="chart">
      <style:chart-properties chart:solid-type="cuboid" chart:data-label-number="none" chart:data-label-text="false" chart:data-label-symbol="false"/>
      <style:graphic-properties draw:fill-color="#aecf00"/>
    </style:style>
    <style:style style:name="ch28" style:family="chart">
      <style:chart-properties chart:solid-type="cuboid" chart:data-label-number="none" chart:data-label-text="false" chart:data-label-symbol="false"/>
      <style:graphic-properties draw:fill-color="#4b1f6f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042cm" svg:height="11.954cm" xlink:href=".." xlink:type="simple" chart:class="chart:ring" chart:style-name="ch1">
        <chart:legend chart:legend-position="end" svg:x="15.196cm" svg:y="2.939cm" style:legend-expansion="high" chart:style-name="ch2"/>
        <chart:plot-area chart:style-name="ch3" table:cell-range-address="'Spyder users'.A1:'Spyder users'.B24" chart:data-source-has-labels="both" svg:x="0.4cm" svg:y="0.852cm" svg:width="14.396cm" svg:height="10.863cm">
          <chartooo:coordinate-region svg:x="2.167cm" svg:y="0.853cm" svg:width="10.862cm" svg:height="10.862cm"/>
          <chart:axis chart:dimension="x" chart:name="primary-x" chart:style-name="ch4" chartooo:axis-type="auto">
            <chartooo:date-scale/>
            <chart:categories table:cell-range-address="'Spyder users'.A2:'Spyder users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pyder users'.B2:'Spyder users'.B24" chart:label-cell-address="'Spyder users'.B1:'Spyder users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17"/>
            <chart:data-point chart:style-name="ch18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Spyder users'.B1:'Spyder us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'Spyder users'.A2:'Spyder users'.A24</svg:desc>
                </draw:g>
              </table:table-cell>
              <table:table-cell office:value-type="float" office:value="11">
                <text:p>11</text:p>
                <draw:g>
                  <svg:desc>'Spyder users'.B2:'Spyder users'.B24</svg:desc>
                </draw:g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 Salvado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